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 Mono" svg:font-family="'Ubuntu Mono'" style:font-pitch="fixed"/>
  </office:font-face-decls>
  <office:automatic-styles>
    <style:style style:name="P1" style:family="paragraph" style:parent-style-name="Standard">
      <style:paragraph-properties fo:line-height="115%"/>
      <style:text-properties style:font-name="Ubuntu Mono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ss Player:</text:p>
      <text:p text:style-name="P1"><text:s text:c="4"/>def __init__(self, name):</text:p>
      <text:p text:style-name="P1"><text:s text:c="8"/>self.name = name</text:p>
      <text:p text:style-name="P1"><text:s text:c="8"/>self.baskets = 0</text:p>
      <text:p text:style-name="P1"><text:s text:c="8"/>self.shots = 0</text:p>
      <text:p text:style-name="P1"/>
      <text:p text:style-name="P1"><text:s text:c="4"/>def __repr__(self):</text:p>
      <text:p text:style-name="P1"><text:s text:c="8"/>return f"{self.name} {self.baskets}/{self.shots}"</text:p>
      <text:p text:style-name="P1"/>
      <text:p text:style-name="P1"/>
      <text:p text:style-name="P1">class Team:</text:p>
      <text:p text:style-name="P1"><text:s text:c="4"/>def __init__(self):</text:p>
      <text:p text:style-name="P1"><text:s text:c="8"/>self.players = []</text:p>
      <text:p text:style-name="P1"/>
      <text:p text:style-name="P1"><text:s text:c="4"/>def addPlayer(self, name):</text:p>
      <text:p text:style-name="P1"><text:s text:c="8"/>self.players.append(Player(name))</text:p>
      <text:p text:style-name="P1"/>
      <text:p text:style-name="P1"><text:s text:c="4"/>def addBasket(self, name):</text:p>
      <text:p text:style-name="P1"><text:s text:c="8"/>for player in self.players:</text:p>
      <text:p text:style-name="P1"><text:s text:c="12"/>if player.name == name:</text:p>
      <text:p text:style-name="P1"><text:s text:c="16"/>player.baskets += 1</text:p>
      <text:p text:style-name="P1"><text:s text:c="16"/>player.shots += 1</text:p>
      <text:p text:style-name="P1"/>
      <text:p text:style-name="P1"><text:s text:c="4"/>def addMiss(self, name):</text:p>
      <text:p text:style-name="P1"><text:s text:c="8"/>for player in self.players:</text:p>
      <text:p text:style-name="P1"><text:s text:c="12"/>if player.name == name:</text:p>
      <text:p text:style-name="P1"><text:s text:c="16"/>player.shots += 1</text:p>
      <text:p text:style-name="P1"/>
      <text:p text:style-name="P1"><text:s text:c="4"/>def removePlayer(self, name):</text:p>
      <text:p text:style-name="P1"><text:s text:c="8"/>newPlayers = []</text:p>
      <text:p text:style-name="P1"/>
      <text:p text:style-name="P1"><text:s text:c="8"/>for player in self.players:</text:p>
      <text:p text:style-name="P1"><text:s text:c="12"/>if player.name != name:</text:p>
      <text:p text:style-name="P1"><text:s text:c="16"/>newPlayers.append(player)</text:p>
      <text:p text:style-name="P1"/>
      <text:p text:style-name="P1"><text:s text:c="8"/>self.players = newPlayers</text:p>
      <text:p text:style-name="P1"/>
      <text:p text:style-name="P1"><text:s text:c="4"/>def __repr__(self):</text:p>
      <text:p text:style-name="P1"><text:s text:c="8"/>numPlayers = len(self.players)</text:p>
      <text:p text:style-name="P1"><text:s text:c="8"/>totalBaskets = 0</text:p>
      <text:p text:style-name="P1"><text:s text:c="8"/>totalShots = 0</text:p>
      <text:p text:style-name="P1"><text:s text:c="8"/>result = ""</text:p>
      <text:p text:style-name="P1"/>
      <text:p text:style-name="P1"><text:s text:c="8"/>for player in self.players:</text:p>
      <text:p text:style-name="P1"><text:s text:c="12"/>result += f"{player}\n"</text:p>
      <text:p text:style-name="P1"><text:s text:c="12"/>totalBaskets += player.baskets</text:p>
      <text:p text:style-name="P1"><text:s text:c="12"/>totalShots += player.shots</text:p>
      <text:p text:style-name="P1"/>
      <text:p text:style-name="P1"><text:s text:c="8"/>result += "-" * 20</text:p>
      <text:p text:style-name="P1"><text:s text:c="8"/>result += f"\n{numPlayers} players {totalBaskets}/{totalShots} total"</text:p>
      <text:p text:style-name="P1"><text:s text:c="8"/>return resul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 Mono" svg:font-family="'Ubuntu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5T11:39:20.352032908</meta:creation-date>
    <dc:date>2025-10-17T12:42:53.915790469</dc:date>
    <meta:editing-duration>PT2M22S</meta:editing-duration>
    <meta:editing-cycles>2</meta:editing-cycles>
    <meta:generator>LibreOffice/24.8.3.2$Linux_X86_64 LibreOffice_project/480$Build-2</meta:generator>
    <meta:document-statistic meta:table-count="0" meta:image-count="0" meta:object-count="0" meta:page-count="1" meta:paragraph-count="39" meta:word-count="119" meta:character-count="1221" meta:non-whitespace-character-count="821"/>
  </office:meta>
</office:document-meta>
</file>